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ts" table:style-name="ta1">
        <office:forms form:automatic-focus="false" form:apply-design-mode="false"/>
        <table:shapes>
          <draw:frame draw:z-index="0" draw:style-name="gr1" draw:text-style-name="P1" svg:width="12.3646in" svg:height="2.7071in" svg:x="0.2673in" svg:y="0.1677in">
            <draw:object draw:notify-on-update-of-ranges="Sheet1.A1:Sheet1.A15 Sheet1.B1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.4311in" svg:height="2.6736in" svg:x="0.2768in" svg:y="3.2197in">
            <draw:object draw:notify-on-update-of-ranges="Sheet2.A1:Sheet2.A15 Sheet2.B1:Sheet2.B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newfstatat</text:p>
          </table:table-cell>
          <table:table-cell table:style-name="ce2" office:value-type="float" office:value="814" calcext:value-type="float">
            <text:p>814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cntl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stat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rm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map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t_sigaction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dents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unmap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_group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at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eek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dvise6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nect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l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ndto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cket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vmsg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es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k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ui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octl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t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am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protec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gi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rlimi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cw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lin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_getaffin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hmod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trunc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f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mas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timens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strlen</text:p>
          </table:table-cell>
          <table:table-cell table:style-name="ce2" office:value-type="float" office:value="2444" calcext:value-type="float">
            <text:p>24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</text:p>
          </table:table-cell>
          <table:table-cell table:style-name="ce2" office:value-type="float" office:value="1526" calcext:value-type="float">
            <text:p>15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loc</text:p>
          </table:table-cell>
          <table:table-cell table:style-name="ce2" office:value-type="float" office:value="1406" calcext:value-type="float">
            <text:p>140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py</text:p>
          </table:table-cell>
          <table:table-cell table:style-name="ce2" office:value-type="float" office:value="1253" calcext:value-type="float">
            <text:p>12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dir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move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oll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mp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ntl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no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lose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scanf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flush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hr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write_unlocked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>
            <text:p>fputs_unlocked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wprint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spn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lloc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getdelim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opt_long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st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locale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rchr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libc_start_main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se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cxa_atexit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ndtextdomain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domain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mp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lock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unlock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econv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flush_unlocked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sedir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dopendi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at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py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loc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cgettext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xstat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nv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nprintf_chk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stowcs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txent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pcpy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set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actio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eek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ix_fadvise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uflow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hr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signal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l_langinfo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ncmp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pen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ts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cswidth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ismember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gi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init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tim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wspac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cwidth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addset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put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writ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_selinux_enabled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fxstat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conf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ad_unlocke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du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wui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printf_ch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lxsta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a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fti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sor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vbuf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tt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destro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rlimi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_getaffin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utx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ched_cpucou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op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gr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age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rr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ncp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tmpxnam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... qsort resumed&gt; ) <text:s text:c="40"/>= &lt;void&g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idacces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pw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utx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tou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mas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utime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read_ch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setj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wna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vf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vers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ty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ck_get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li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... _obstack_begin resumed&gt; ) <text:s text:c="31"/>= 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hmod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cw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toul_inter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sini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tol_inter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host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emptys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obstack_beg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onicalize_file_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timeofd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r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get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trunc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rtow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destro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nt_up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log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ctype_toupper_l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oct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g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ini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table:formula="of:=#error!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0:51:07.158860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8T21:00:16.407977196</dc:date>
    <meta:editing-duration>PT1M8S</meta:editing-duration>
    <meta:editing-cycles>4</meta:editing-cycles>
    <meta:document-statistic meta:table-count="3" meta:cell-count="3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76cm" svg:height="6.792cm" xlink:href=".." xlink:type="simple" chart:class="chart:bar" chart:style-name="ch1">
        <chart:title svg:x="10.214cm" svg:y="0.271cm" chart:style-name="ch2">
          <text:p>Cumulative Library Call Counts from GNU Core Utilities</text:p>
        </chart:title>
        <chart:plot-area chart:style-name="ch3" table:cell-range-address="Sheet2.A1:Sheet2.B15" chart:data-source-has-labels="column" svg:x="1.646cm" svg:y="1.205cm" svg:width="29.299cm" svg:height="4.467cm">
          <chartooo:coordinate-region svg:x="2.694cm" svg:y="1.405cm" svg:width="27.929cm" svg:height="3.618cm"/>
          <chart:axis chart:dimension="x" chart:name="primary-x" chart:style-name="ch4" chartooo:axis-type="auto">
            <chartooo:date-scale/>
            <chart:title svg:x="15.428cm" svg:y="5.807cm" chart:style-name="ch5">
              <text:p>Library Call</text:p>
            </chart:title>
            <chart:categories table:cell-range-address="Sheet2.A1:Sheet2.A15"/>
          </chart:axis>
          <chart:axis chart:dimension="y" chart:name="primary-y" chart:style-name="ch6">
            <chart:title svg:x="0.451cm" svg:y="3.919cm" chart:style-name="ch7">
              <text:p>Count</text:p>
            </chart:title>
            <chart:grid chart:style-name="ch8" chart:class="major"/>
          </chart:axis>
          <chart:series chart:style-name="ch9" chart:values-cell-range-address="Sheet2.B1:Sheet2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rlen</text:p>
                <draw:g>
                  <svg:desc>Sheet2.A1:Sheet2.A15</svg:desc>
                </draw:g>
              </table:table-cell>
              <table:table-cell office:value-type="float" office:value="2444">
                <text:p>2444</text:p>
                <draw:g>
                  <svg:desc>Sheet2.B1:Sheet2.B15</svg:desc>
                </draw:g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malloc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memcpy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readdir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memmove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strcol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strcmp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fcntl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fileno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fclos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sscanf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fflush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strchr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fwrite_unlocked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7cm" svg:height="6.877cm" xlink:href=".." xlink:type="simple" chart:class="chart:bar" chart:style-name="ch1">
        <chart:title svg:x="10.067cm" svg:y="0.273cm" chart:style-name="ch2">
          <text:p>Cumulative System Call Counts from GNU Core Utilities</text:p>
        </chart:title>
        <chart:plot-area chart:style-name="ch3" table:cell-range-address="Sheet1.A1:Sheet1.B15" chart:data-source-has-labels="column" svg:x="1.643cm" svg:y="1.209cm" svg:width="29.136cm" svg:height="4.546cm">
          <chartooo:coordinate-region svg:x="2.602cm" svg:y="1.409cm" svg:width="28.088cm" svg:height="3.697cm"/>
          <chart:axis chart:dimension="x" chart:name="primary-x" chart:style-name="ch4" chartooo:axis-type="auto">
            <chartooo:date-scale/>
            <chart:title svg:x="15.27cm" svg:y="5.892cm" chart:style-name="ch5">
              <text:p>System Call</text:p>
            </chart:title>
            <chart:categories table:cell-range-address="Sheet1.A1:Sheet1.A15"/>
          </chart:axis>
          <chart:axis chart:dimension="y" chart:name="primary-y" chart:style-name="ch6">
            <chart:title svg:x="0.451cm" svg:y="3.963cm" chart:style-name="ch7">
              <text:p>Count</text:p>
            </chart:title>
            <chart:grid chart:style-name="ch8" chart:class="major"/>
          </chart:axis>
          <chart:series chart:style-name="ch9" chart:values-cell-range-address="Sheet1.B1:Sheet1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fstatat</text:p>
                <draw:g>
                  <svg:desc>Sheet1.A1:Sheet1.A15</svg:desc>
                </draw:g>
              </table:table-cell>
              <table:table-cell office:value-type="float" office:value="814">
                <text:p>814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fcntl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sta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larm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mmap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t_sigactio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getdent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unmap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xit_group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pena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seek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